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4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vergleichsworte">
      <style:table-properties table:display="true" style:writing-mode="lr-tb"/>
    </style:style>
    <style:style style:name="ta2" style:family="table" style:master-page-name="PageStyle_5f_operationen">
      <style:table-properties table:display="true" style:writing-mode="lr-tb"/>
    </style:style>
    <style:style style:name="ta3" style:family="table" style:master-page-name="PageStyle_5f_ebenen">
      <style:table-properties table:display="true" style:writing-mode="lr-tb"/>
    </style:style>
    <style:style style:name="ta4" style:family="table" style:master-page-name="PageStyle_5f_geschlecht">
      <style:table-properties table:display="true" style:writing-mode="lr-tb"/>
    </style:style>
    <style:style style:name="ta5" style:family="table" style:master-page-name="PageStyle_5f_einheiten">
      <style:table-properties table:display="true" style:writing-mode="lr-tb"/>
    </style:style>
    <style:style style:name="ta6" style:family="table" style:master-page-name="PageStyle_5f_logik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gleichsworte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kleine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össe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össer mit spitzem s -&gt; alle spitze s in 2s umwandel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h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nie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ei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leiner glei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össer glei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iedrige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öher als/wi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m 20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m jahr 202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ktuellste / neu(e)ste /letzte / späteste / früheste / ers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össter/kleinster/niedrigster/höchs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er(halb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über(halb)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zwischen … u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on … bis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e gr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e vie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e l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n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terschied/differenz (zwischen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teil, relativ (zu), prozentual, bruchteil, anteili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eute,gestern,morgen,vorgestern, letzte XYZ,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eder zweite/dritte/vier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rste/zweite/dritte/vier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tzter/zweitletzter,drittletzter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urchschnittlich/durchschnitt/im mittel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lterskategori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e alt, wie ju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us welchem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lativsätze: in der/die, wobei, 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enquellen,Datensets,Datensatz,Daten,Informationen,Angaben</text:p>
          </table:table-cell>
          <table:table-cell table:number-columns-repeated="63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perationen" table:style-name="ta2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summe/tot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ittelwer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ndardabweichu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wischensummen/zwischentotale</text:p>
          </table:table-cell>
          <table:table-cell table:number-columns-repeated="63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benen" table:style-name="ta3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kant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u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hweiz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zir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emein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irchgemeind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dt städtis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re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zirksgrupp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gglomer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ändlich dorf</text:p>
          </table:table-cell>
          <table:table-cell table:number-columns-repeated="6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eschlecht" table:style-name="ta4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man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au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deres / unbestimmtes geschlec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itere worte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ODER IST GESCHLECHT EINFACH EINE VARIABLE?</text:p>
          </table:table-cell>
          <table:table-cell table:number-columns-repeated="63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inheiten" table:style-name="ta5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chf,ch,eur,us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,ha,are,hektare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inwohner,person,bevölkerung,kopf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onat/woche/jahr/tag/stunde/minute/sekund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mann,frau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gik" table:style-name="ta6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pro/nach [einheit,ebene,variable]</text:p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3154in" fo:margin-left="0.7083in" fo:margin-right="0.70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72in" fo:margin-left="0in" fo:margin-right="0in" fo:margin-top="0.3193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gleichsworte" style:display-name="PageStyle_vergleichsworte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6">00/00/0000</text:date></text:span></text:p>
        </style:region-left>
      </style:footer>
      <style:footer-left style:display="false"/>
    </style:master-page>
    <style:master-page style:name="PageStyle_5f_logik" style:display-name="PageStyle_logik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6">00/00/0000</text:date></text:span></text:p>
        </style:region-left>
      </style:footer>
      <style:footer-left style:display="false"/>
    </style:master-page>
    <style:master-page style:name="PageStyle_5f_geschlecht" style:display-name="PageStyle_geschlecht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6">00/00/0000</text:date></text:span></text:p>
        </style:region-left>
      </style:footer>
      <style:footer-left style:display="false"/>
    </style:master-page>
    <style:master-page style:name="PageStyle_5f_einheiten" style:display-name="PageStyle_einheiten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6">00/00/0000</text:date></text:span></text:p>
        </style:region-left>
      </style:footer>
      <style:footer-left style:display="false"/>
    </style:master-page>
    <style:master-page style:name="PageStyle_5f_operationen" style:display-name="PageStyle_operationen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6">00/00/0000</text:date></text:span></text:p>
        </style:region-left>
      </style:footer>
      <style:footer-left style:display="false"/>
    </style:master-page>
    <style:master-page style:name="PageStyle_5f_ebenen" style:display-name="PageStyle_ebenen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21-02-26">00/00/0000</text:date>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uiz Palmero Christian</meta:initial-creator>
    <dc:creator>Ruiz Palmero Christian</dc:creator>
    <meta:print-date>2010-06-17T09:25:29</meta:print-date>
    <meta:creation-date>2009-11-10T15:30:15</meta:creation-date>
    <dc:date>2021-02-18T23:45:59</dc:date>
    <meta:editing-duration>P0D</meta:editing-duration>
    <meta:generator>LibreOffice/6.4.6.2$Linux_X86_64 LibreOffice_project/40$Build-2</meta:generator>
    <meta:document-statistic meta:table-count="6" meta:cell-count="63" meta:object-count="0"/>
    <meta:user-defined meta:name="AppVersion">16.0300</meta:user-defined>
    <meta:user-defined meta:name="Company">J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1.0</meta:user-defined>
  </office:meta>
</office:document-meta>
</file>